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tyle="normal" fo:font-weight="bold" officeooo:rsid="00129a07" officeooo:paragraph-rsid="00129a07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Arial1" officeooo:rsid="00129a07" officeooo:paragraph-rsid="00129a07"/>
    </style:style>
    <style:style style:name="P3" style:family="paragraph" style:parent-style-name="Standard" style:list-style-name="L1">
      <style:text-properties style:font-name="Arial1" officeooo:rsid="00129a07" officeooo:paragraph-rsid="00129a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do Nascimento Eustachio Bezerro</text:p>
      <text:p text:style-name="P2"/>
      <text:p text:style-name="P2">Soft Skills</text:p>
      <text:list xml:id="list3050578988" text:style-name="L1">
        <text:list-item>
          <text:p text:style-name="P3">Trabalho em equipe</text:p>
        </text:list-item>
        <text:list-item>
          <text:p text:style-name="P3">Comunicação</text:p>
        </text:list-item>
        <text:list-item>
          <text:p text:style-name="P3">Adaptabilidade</text:p>
        </text:list-item>
        <text:list-item>
          <text:p text:style-name="P3">Liderança</text:p>
        </text:list-item>
        <text:list-item>
          <text:p text:style-name="P3">Assertivida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8:02:58.983000000</meta:creation-date>
    <dc:date>2023-10-05T18:05:29.145000000</dc:date>
    <meta:editing-duration>PT2M30S</meta:editing-duration>
    <meta:editing-cycles>1</meta:editing-cycles>
    <meta:document-statistic meta:table-count="0" meta:image-count="0" meta:object-count="0" meta:page-count="1" meta:paragraph-count="7" meta:word-count="19" meta:character-count="118" meta:non-whitespace-character-count="111"/>
    <meta:generator>LibreOffice/7.5.2.2$Windows_X86_64 LibreOffice_project/53bb9681a964705cf672590721dbc85eb4d0c3a2</meta:generator>
  </office:meta>
</office:document-meta>
</file>